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PSTL</text:p>
      <text:p text:style-name="Standard"/>
      <text:p text:style-name="Standard">Requirement engineering est le procédé de découvrir ce qu'est le but du logiciel demandé en indentifiant les besoins et en les documentant avec quelque chose d'analysable permettant une implémentation ultérieure.<text:line-break/><text:line-break/>Comme base, nous devons évaluer la faisabilité du projet. La première étape est l'”élicitation”.<text:line-break/>Un des objectifs principaux de l'élicitation est de mettre en avant les problèmes devant être résolus et ainsi d'identifier les limites du systèmes.</text:p>
      <text:p text:style-name="Standard">-Il faut identifier les différentes partis, cela va du développeur aux clients en passant par les utilisateurs. Les utilisateurs ont des besoins hétérogènes, dépendant de la classe de l'utilisateur (administrateur, normal, etc...)</text:p>
      <text:p text:style-name="Standard">-Les buts représentent les objectifs que le système doit atteindre. On s'intéresse ici sur les besoins des partis plutôt que sur les solutions possibles aux problèmes. Il est fréquent que les utilisateurs aient du mal à spécifier leurs besoins, on devra alors plutôt demander les tâches que l'utilisateur pourra accomplir. Ces taches seront représentés sous forme de use case.<text:line-break/></text:p>
      <text:p text:style-name="Standard">Techniques d'elicitation :</text:p>
      <text:p text:style-name="Standard"/>
      <text:list xml:id="list1595353081" text:style-name="L1">
        <text:list-item>
          <text:p text:style-name="P1">Traditionelles : Sondages, entretiens et analyse de documents de systèmes existant déjà.</text:p>
        </text:list-item>
        <text:list-item>
          <text:p text:style-name="P1">Group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inou </meta:initial-creator>
    <meta:creation-date>2013-02-03T13:36:22</meta:creation-date>
    <dc:date>2013-02-04T15:38:16</dc:date>
    <dc:creator>Toinou </dc:creator>
    <meta:editing-duration>PT3M59S</meta:editing-duration>
    <meta:editing-cycles>5</meta:editing-cycles>
    <meta:generator>LibreOffice/3.5$Linux_X86_64 LibreOffice_project/350m1$Build-2</meta:generator>
    <meta:document-statistic meta:table-count="0" meta:image-count="0" meta:object-count="0" meta:page-count="1" meta:paragraph-count="7" meta:word-count="178" meta:character-count="1200" meta:non-whitespace-character-count="1024"/>
  </office:meta>
</office:document-meta>
</file>